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870" officeooo:paragraph-rsid="001d4870"/>
    </style:style>
    <style:style style:name="P2" style:family="paragraph" style:parent-style-name="Standard">
      <style:text-properties officeooo:rsid="001d4870" officeooo:paragraph-rsid="001d4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ing project for uC amur from MIK32 with new architecture (RISC-V):</text:p>
      <text:p text:style-name="P1"/>
      <text:p text:style-name="P1">1. Intall and build RISC-V toolchain:</text:p>
      <text:p text:style-name="P1">$ sudo apt-get install autoconf automake autotools-dev curl python3 python3-pip libmpc-dev libmpfr-dev libgmp-dev gawk build-essential bison flex texinfo gperf libtool patchutils bc zlib1g-dev libexpat-dev ninja-build git cmake libglib2.0-dev libslirp-dev</text:p>
      <text:p text:style-name="P1"/>
      <text:p text:style-name="P1">$ git clone <text:a xlink:type="simple" xlink:href="https://github.com/riscv/riscv-gnu-toolchain" text:style-name="Internet_20_link" text:visited-style-name="Visited_20_Internet_20_Link">https://github.com/riscv/riscv-gnu-toolchain</text:a></text:p>
      <text:p text:style-name="P1"/>
      <text:p text:style-name="P1">./configure --prefix=/opt/riscv --enable-multili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4:40:11.439032220</meta:creation-date>
    <dc:date>2024-11-15T22:39:43.686019358</dc:date>
    <meta:editing-duration>PT3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5" meta:character-count="468" meta:non-whitespace-character-count="420"/>
  </office:meta>
</office:document-meta>
</file>